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Liberation Serif" svg:font-family="'Liberation Serif'"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Ubuntu Mono" svg:font-family="'Ubuntu Mono'" style:font-adornments="Regular" style:font-pitch="fixed"/>
  </office:font-face-decls>
  <office:automatic-styles>
    <style:style style:name="P1" style:family="paragraph" style:parent-style-name="Subtitle">
      <style:text-properties officeooo:rsid="00222d1a" officeooo:paragraph-rsid="00222d1a"/>
    </style:style>
    <style:style style:name="P2" style:family="paragraph" style:parent-style-name="Text_20_body">
      <style:text-properties officeooo:rsid="0023004f" officeooo:paragraph-rsid="0023004f"/>
    </style:style>
    <style:style style:name="T1" style:family="text">
      <style:text-properties officeooo:rsid="0020fcf5"/>
    </style:style>
    <style:style style:name="T2" style:family="text">
      <style:text-properties officeooo:rsid="00222d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Example t</text:span>itle</text:p>
      <text:p text:style-name="P1">Example subtitle</text:p>
      <text:h text:style-name="Heading_20_1" text:outline-level="1"><text:span text:style-name="T1">H</text:span><text:span text:style-name="T2">eader </text:span>1</text:h>
      <text:p text:style-name="Standard">Unuseful example text text text text text text text text text text ext text text text text text textest text text text text text tex mex text text text text text text text text text texter text text text text text text text text txt text.</text:p>
      <text:h text:style-name="Heading_20_2" text:outline-level="2"><text:span text:style-name="T1">H</text:span><text:span text:style-name="T2">eader </text:span>2</text:h>
      <text:p text:style-name="P2">Less useful text.</text:p>
      <text:h text:style-name="Heading_20_3" text:outline-level="3"><text:span text:style-name="T1">H</text:span><text:span text:style-name="T2">eader </text:span>3</text:h>
      <text:p text:style-name="P2">Lessest useful 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Liberation Serif" svg:font-family="'Liberation Serif'"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Ubuntu Mono" svg:font-family="'Ubuntu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Arabic UI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Arabic U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line-height="100%" fo:text-align="justify" style:justify-single-word="false" style:page-number="auto" fo:background-color="transparent">
        <style:tab-stops/>
        <style:drop-cap/>
      </style:paragraph-properties>
      <style:text-properties style:font-name="Arial" fo:font-family="Arial" style:font-style-name="Regular" style:font-family-generic="swiss" style:font-pitch="variable" fo:font-size="10.5pt" fo:language="zxx" fo:country="none" style:letter-kerning="false" style:font-name-asian="Arial" style:font-family-asian="Arial" style:font-style-name-asian="Regular" style:font-family-generic-asian="swiss" style:font-pitch-asian="variable" style:font-size-asian="10.5pt" style:font-name-complex="Arial" style:font-family-complex="Arial" style:font-style-name-complex="Regular" style:font-family-generic-complex="swiss" style:font-pitch-complex="variable" style:font-size-complex="10.5pt" style:language-complex="ar" style:country-complex="AE"/>
    </style:style>
    <style:style style:name="Heading" style:family="paragraph" style:parent-style-name="Standard" style:next-style-name="Text_20_body" style:class="text">
      <style:paragraph-properties fo:margin-top="0.1665in" fo:margin-bottom="0.0835in" style:contextual-spacing="false" fo:keep-with-next="always"/>
      <style:text-properties fo:color="#007f7f" loext:opacity="100%" style:font-name="Arial" fo:font-family="Arial" style:font-style-name="Regular" style:font-family-generic="swiss" style:font-pitch="variable" fo:font-size="14pt" style:font-name-asian="Arial" style:font-family-asian="Arial" style:font-style-name-asian="Regular" style:font-family-generic-asian="swiss" style:font-pitch-asian="variable" style:font-size-asian="14pt" style:font-name-complex="Arial" style:font-family-complex="Arial" style:font-style-name-complex="Regular"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indent="0.2555in" style:auto-text-indent="false" style:page-number="auto"/>
      <style:text-properties officeooo:rsid="00222d1a"/>
    </style:style>
    <style:style style:name="List" style:family="paragraph" style:parent-style-name="Text_20_body" style:class="list">
      <style:text-properties style:font-size-asian="12pt" style:font-name-complex="Noto Sans Arabic UI" style:font-family-complex="'Noto Sans Arabic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UI" style:font-family-complex="'Noto Sans Arabic U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Arabic UI" style:font-family-complex="'Noto Sans Arabic U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use-window-font-color="true" loext:opacity="0%"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use-window-font-color="true" loext:opacity="0%"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736in" fo:margin-bottom="0.0654in" style:contextual-spacing="false"/>
      <style:text-properties fo:font-size="21pt" fo:font-style="normal" fo:font-weight="bold" officeooo:rsid="002073e0" style:font-size-asian="21pt" style:font-style-asian="normal" style:font-weight-asian="bold" style:font-size-complex="21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9in" fo:margin-bottom="0.0654in" style:contextual-spacing="false" fo:text-indent="0.0516in" style:auto-text-indent="false"/>
      <style:text-properties fo:font-size="18pt" fo:font-style="normal" fo:font-weight="bold" officeooo:rsid="002073e0" style:font-size-asian="18pt" style:font-style-asian="normal" style:font-weight-asian="bold" style:font-size-complex="18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083in" fo:margin-bottom="0.0654in" style:contextual-spacing="false" fo:text-indent="0.102in" style:auto-text-indent="false"/>
      <style:text-properties fo:font-size="16pt" fo:font-style="normal" fo:font-weight="bold" officeooo:rsid="002073e0" style:font-size-asian="16pt" style:font-style-asian="normal" style:font-weight-asian="bold" style:font-size-complex="16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972in" fo:margin-bottom="0.0654in" style:contextual-spacing="false" fo:text-indent="0.1311in" style:auto-text-indent="false"/>
      <style:text-properties fo:font-size="15pt" fo:font-style="normal" fo:font-weight="bold" officeooo:rsid="002073e0" style:font-size-asian="15pt" style:font-style-asian="normal" style:font-weight-asian="bold" style:font-size-complex="15pt" style:font-style-complex="normal"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Ubuntu Mono" fo:font-family="'Ubuntu Mono'" style:font-style-name="Regular" style:font-pitch="fixed" fo:font-size="10pt" style:font-name-asian="Noto Sans Mono CJK JP" style:font-family-asian="'Noto Sans Mono CJK JP'" style:font-family-generic-asian="modern" style:font-pitch-asian="fixed" style:font-size-asian="10pt" style:font-name-complex="Ubuntu Mono" style:font-family-complex="'Ubuntu Mono'" style:font-style-name-complex="Regular"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66in" fo:margin-bottom="0.0654in" style:contextual-spacing="false" fo:text-indent="0.1602in" style:auto-text-indent="false"/>
      <style:text-properties fo:font-size="14pt" fo:font-style="normal" fo:font-weight="bold" officeooo:rsid="002073e0" style:font-size-asian="14pt" style:font-style-asian="normal" style:font-weight-asian="bold" style:font-size-complex="14pt" style:font-style-complex="normal"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756in" fo:margin-bottom="0.0654in" style:contextual-spacing="false" fo:text-indent="0.1827in" style:auto-text-indent="false"/>
      <style:text-properties fo:font-size="14pt" fo:font-style="normal" fo:font-weight="bold" officeooo:rsid="002073e0" style:font-size-asian="12.25pt" style:font-style-asian="normal" style:font-weight-asian="bold" style:font-size-complex="14pt" style:font-style-complex="normal"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756in" fo:margin-bottom="0.0654in" style:contextual-spacing="false" fo:text-indent="0.2043in" style:auto-text-indent="false"/>
      <style:text-properties fo:font-size="13pt" fo:font-style="normal" fo:font-weight="bold" officeooo:rsid="002073e0" style:font-size-asian="11.3500003814697pt" style:font-style-asian="normal" style:font-weight-asian="bold" style:font-size-complex="13pt" style:font-style-complex="normal"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654in" fo:margin-bottom="0.0654in" style:contextual-spacing="false" fo:text-indent="0.2189in" style:auto-text-indent="false"/>
      <style:text-properties fo:font-size="13pt" fo:font-style="normal" fo:font-weight="bold" officeooo:rsid="002073e0" style:font-size-asian="11.3500003814697pt" style:font-style-asian="normal" style:font-weight-asian="bold" style:font-size-complex="13pt" style:font-style-complex="normal"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654in" fo:margin-bottom="0.0654in" style:contextual-spacing="false" fo:text-indent="0.248in" style:auto-text-indent="false"/>
      <style:text-properties fo:font-size="12pt" fo:font-style="normal" fo:font-weight="bold" officeooo:rsid="002073e0" style:font-size-asian="10.5pt" style:font-style-asian="normal" style:font-weight-asian="bold" style:font-size-complex="12pt" style:font-style-complex="normal"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654in" fo:margin-bottom="0.0654in" style:contextual-spacing="false" fo:text-indent="0.2335in" style:auto-text-indent="false"/>
      <style:text-properties fo:font-size="12pt" fo:font-style="normal" fo:font-weight="bold" officeooo:rsid="002073e0" style:font-size-asian="10.5pt" style:font-style-asian="normal" style:font-weight-asian="bold" style:font-size-complex="12pt" style:font-style-complex="normal"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12:45:15.028155825</meta:creation-date>
    <dc:date>2023-07-18T20:39:22.967676750</dc:date>
    <meta:editing-duration>PT7M23S</meta:editing-duration>
    <meta:editing-cycles>3</meta:editing-cycles>
    <meta:generator>LibreOffice/7.3.7.2$Linux_X86_64 LibreOffice_project/30$Build-2</meta:generator>
    <meta:document-statistic meta:table-count="0" meta:image-count="0" meta:object-count="0" meta:page-count="1" meta:paragraph-count="8" meta:word-count="62" meta:character-count="328" meta:non-whitespace-character-count="274"/>
  </office:meta>
</office:document-meta>
</file>